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b6c75" officeooo:paragraph-rsid="000b6c75"/>
    </style:style>
    <style:style style:name="P2" style:family="paragraph" style:parent-style-name="Standard" style:list-style-name="L1">
      <style:text-properties officeooo:rsid="000b6c75" officeooo:paragraph-rsid="000b6c75"/>
    </style:style>
    <style:style style:name="P3" style:family="paragraph" style:parent-style-name="Standard">
      <style:text-properties officeooo:rsid="0009b84f" officeooo:paragraph-rsid="0009b84f"/>
    </style:style>
    <style:style style:name="T1" style:family="text">
      <style:text-properties officeooo:rsid="000bc053"/>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mon statistical tests made easy:</text:p>
      <text:list xml:id="list568461995" text:style-name="L1">
        <text:list-item>
          <text:p text:style-name="P2">Mean: compare the average value of a random variable against a hypothetical value.</text:p>
        </text:list-item>
        <text:list-item>
          <text:p text:style-name="P2">Means: compare the means of two samples.</text:p>
        </text:list-item>
        <text:list-item>
          <text:p text:style-name="P2">Correlation: test whether two continuous variables are independent and estimate a linear regression line.</text:p>
        </text:list-item>
        <text:list-item>
          <text:p text:style-name="P2">Contingency table: test whether two <text:span text:style-name="T1">categorical</text:span> (<text:span text:style-name="T1">discrete</text:span>) variables are independent.</text:p>
        </text:list-item>
      </text:list>
      <text:p text:style-name="P1"/>
      <text:p text:style-name="P3">Data entry is free-form, allowing you to cut and paste from spreadsheets, Web pages, etc., or type in the data with little fuss. You can also specify which tail or tails to test, based on your hypothesis.</text:p>
      <text:p text:style-name="P3"/>
      <text:p text:style-name="P3">Open source: GPL v 3.</text:p>
      <text:p text:style-name="P3"/>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vid Anderson</meta:initial-creator>
    <meta:creation-date>2011-01-25T14:42:31</meta:creation-date>
    <dc:date>2011-01-25T17:04:43</dc:date>
    <dc:creator>David Anderson</dc:creator>
    <meta:editing-duration>PT00H10M57S</meta:editing-duration>
    <meta:editing-cycles>2</meta:editing-cycles>
    <meta:generator>OpenOffice.org/3.2$Unix OpenOffice.org_project/320m19$Build-9505</meta:generator>
    <meta:document-statistic meta:table-count="0" meta:image-count="0" meta:object-count="0" meta:page-count="1" meta:paragraph-count="7" meta:word-count="95" meta:character-count="576"/>
  </office:meta>
</office:document-meta>
</file>